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officeooo:rsid="00120c61" officeooo:paragraph-rsid="00120c61" style:font-size-asian="10pt" style:font-size-complex="10pt"/>
    </style:style>
    <style:style style:name="P2" style:family="paragraph" style:parent-style-name="Standard">
      <style:paragraph-properties fo:text-align="justify" style:justify-single-word="false"/>
      <style:text-properties style:font-name="Times New Roman" fo:font-size="10pt" officeooo:rsid="001529e7" officeooo:paragraph-rsid="001529e7" style:font-size-asian="10pt" style:font-size-complex="10pt"/>
    </style:style>
    <style:style style:name="P3" style:family="paragraph" style:parent-style-name="Standard">
      <style:paragraph-properties fo:text-align="justify" style:justify-single-word="false"/>
      <style:text-properties fo:font-size="10pt" officeooo:paragraph-rsid="00120c61" style:font-size-asian="10pt" style:font-size-complex="10pt"/>
    </style:style>
    <style:style style:name="P4" style:family="paragraph" style:parent-style-name="Standard">
      <style:paragraph-properties fo:text-align="justify" style:justify-single-word="false"/>
      <style:text-properties style:font-name="Arial" fo:font-size="10pt" fo:font-weight="bold" officeooo:rsid="00120c61" officeooo:paragraph-rsid="00120c61"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6" style:family="paragraph" style:parent-style-name="Standard">
      <style:paragraph-properties fo:text-align="justify" style:justify-single-word="false"/>
      <style:text-properties fo:color="#ff0000" style:font-name="Times New Roman" fo:font-size="10pt" officeooo:rsid="00120c61" officeooo:paragraph-rsid="001529e7" style:font-size-asian="10pt" style:font-size-complex="10pt"/>
    </style:style>
    <style:style style:name="P7" style:family="paragraph" style:parent-style-name="Standard">
      <style:paragraph-properties fo:text-align="justify" style:justify-single-word="false"/>
      <style:text-properties fo:color="#ff0000" style:font-name="Times New Roman" fo:font-size="10pt" officeooo:rsid="001529e7" officeooo:paragraph-rsid="001529e7" style:font-size-asian="10pt" style:font-size-complex="10pt"/>
    </style:style>
    <style:style style:name="P8" style:family="paragraph" style:parent-style-name="Standard">
      <style:paragraph-properties fo:text-align="justify" style:justify-single-word="false"/>
      <style:text-properties fo:color="#ff0000" style:font-name="Times New Roman" fo:font-size="10pt" officeooo:rsid="00120c61" officeooo:paragraph-rsid="00120c61" fo:background-color="#ffff00" style:font-size-asian="10pt" style:font-size-complex="10pt"/>
    </style:style>
    <style:style style:name="P9" style:family="paragraph" style:parent-style-name="Standard">
      <style:paragraph-properties fo:text-align="justify" style:justify-single-word="false"/>
      <style:text-properties style:use-window-font-color="true" style:font-name="Times New Roman" fo:font-size="10pt" officeooo:rsid="00120c61" officeooo:paragraph-rsid="00120c61" style:font-size-asian="10pt" style:font-size-complex="10pt"/>
    </style:style>
    <style:style style:name="P10"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style:font-size-asian="10pt" style:font-size-complex="10pt"/>
    </style:style>
    <style:style style:name="P11"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style:font-size-asian="10pt" style:font-size-complex="10pt"/>
    </style:style>
    <style:style style:name="T1" style:family="text">
      <style:text-properties style:font-name="Arial" fo:font-weight="bold" officeooo:rsid="00120c61" style:font-weight-asian="bold" style:font-weight-complex="bold"/>
    </style:style>
    <style:style style:name="T2" style:family="text">
      <style:text-properties style:font-name="Times New Roman" officeooo:rsid="00120c61"/>
    </style:style>
    <style:style style:name="T3" style:family="text">
      <style:text-properties fo:color="#ff0000"/>
    </style:style>
    <style:style style:name="T4" style:family="text">
      <style:text-properties fo:color="#ff0000" fo:background-color="#ffff00" loext:char-shading-value="0"/>
    </style:style>
    <style:style style:name="T5" style:family="text">
      <style:text-properties fo:color="#ff0000" officeooo:rsid="0012d13f"/>
    </style:style>
    <style:style style:name="T6" style:family="text">
      <style:text-properties fo:color="#ff0000" style:font-name="Arial" fo:font-weight="bold" officeooo:rsid="00120c61" style:font-weight-asian="bold" style:font-weight-complex="bold"/>
    </style:style>
    <style:style style:name="T7" style:family="text">
      <style:text-properties fo:color="#ff0000" fo:background-color="transparent" loext:char-shading-value="0"/>
    </style:style>
    <style:style style:name="T8" style:family="text">
      <style:text-properties fo:color="#ff0000" fo:background-color="transparent" loext:char-shading-value="0"/>
    </style:style>
    <style:style style:name="T9" style:family="text">
      <style:text-properties fo:color="#ff0000" officeooo:rsid="0018255c" fo:background-color="transparent" loext:char-shading-value="0"/>
    </style:style>
    <style:style style:name="T10" style:family="text">
      <style:text-properties fo:background-color="#ffff00" loext:char-shading-value="0"/>
    </style:style>
    <style:style style:name="T11" style:family="text">
      <style:text-properties officeooo:rsid="0012d13f"/>
    </style:style>
    <style:style style:name="T12" style:family="text">
      <style:text-properties fo:color="#9900ff"/>
    </style:style>
    <style:style style:name="T13" style:family="text">
      <style:text-properties fo:color="#9900ff" officeooo:rsid="0014435b"/>
    </style:style>
    <style:style style:name="T14" style:family="text">
      <style:text-properties style:use-window-font-color="true"/>
    </style:style>
    <style:style style:name="T15" style:family="text">
      <style:text-properties style:use-window-font-color="true" fo:background-color="#ffff00" loext:char-shading-value="0"/>
    </style:style>
    <style:style style:name="T16" style:family="text">
      <style:text-properties style:use-window-font-color="true" fo:background-color="#ffff00" loext:char-shading-value="0"/>
    </style:style>
    <style:style style:name="T17" style:family="text">
      <style:text-properties style:use-window-font-color="true" officeooo:rsid="0014435b"/>
    </style:style>
    <style:style style:name="T18" style:family="text">
      <style:text-properties style:use-window-font-color="true" style:text-line-through-style="solid" style:text-line-through-type="single" officeooo:rsid="001529e7" fo:background-color="#ffff00" loext:char-shading-value="0"/>
    </style:style>
    <style:style style:name="T19" style:family="text">
      <style:text-properties officeooo:rsid="0014435b"/>
    </style:style>
    <style:style style:name="T20" style:family="text">
      <style:text-properties style:text-position="super 58%"/>
    </style:style>
    <style:style style:name="T21" style:family="text">
      <style:text-properties officeooo:rsid="00120c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 </text:span><text:span text:style-name="T1">Discussion</text:span></text:p>
      <text:p text:style-name="P4"/>
      <text:p text:style-name="P1"><text:span text:style-name="T3">We started the development of the empirical solar wind environment modelling for the near ecliptic PSP orbit described in detail in the previous sections, including the mathematical methods and statistical errors, by lognormally fitting the about </text:span><text:span text:style-name="T9">40</text:span><text:span text:style-name="T3"> years of solar wind data obtained by near</text:span><text:span text:style-name="T5">-</text:span><text:span text:style-name="T3">Earth satellites intercalibrated data collected in the OMNI database, using the frequency distributions of the key solar wind parameters magnetic field strength </text:span><text:span text:style-name="T12">B, </text:span><text:span text:style-name="T3">velocity </text:span><text:span text:style-name="T12">V</text:span><text:span text:style-name="T3">, density </text:span><text:span text:style-name="T12">N</text:span><text:span text:style-name="T3"> and temperature </text:span><text:span text:style-name="T12">T</text:span><text:span text:style-name="T3">. The database covers almost five solar cycles and thus represents solar wind gathered at different phases of solar activity in the ecliptic plane, with a negligible asymmetry in terms of activity.</text:span> <text:span text:style-name="T3">In the next step we have investigated the yearly variation of the solar wind distribution functions along with the SSN over </text:span><text:span text:style-name="T9">53</text:span><text:span text:style-name="T3"> years and derived linear dependencies of the solar wind parameters with the SSN. The radial dependencies of the solar wind distribution functions were then analyzed using Helios 1 and 2 data for the distance range 0.29</text:span><text:span text:style-name="T5">-</text:span><text:span text:style-name="T3">-0.98 </text:span><text:span text:style-name="T5">au</text:span><text:span text:style-name="T3"> in bins of 0.01 </text:span><text:span text:style-name="T5">au</text:span><text:span text:style-name="T3">. The derived power law fit functions were used to scale the formerly calculated 1 </text:span><text:span text:style-name="T5">au</text:span><text:span text:style-name="T3"> distribution fit functions to the PSP orbit, correlated with SSN predictions for the year 2018</text:span><text:span text:style-name="T5">-</text:span><text:span text:style-name="T3">-202</text:span><text:span text:style-name="T5">5</text:span><text:span text:style-name="T3">, i.e., for the prime mission phase that gets PSP to a closest perihelion of 9.86 solar radii distance to the Sun. The reason for performing the analysis this way is based on the fact that the OMNI 1 </text:span><text:span text:style-name="T5">au</text:span><text:span text:style-name="T3"> solar wind database is much larger than the Helios database. However, it is clear that the calculated distribution functions just represent first order estimates of the real solar wind to be encountered by PSP. The solar wind environment to be encountered will depend at times of PSP on the structure of the solar corona and underlying photospheric magnetic field, as shown by </text:span><text:span text:style-name="T4">xxx (ref.)</text:span><text:span text:style-name="T3">, or the evolution and interaction of individual solar wind streams and superimposed CMEs and shocks. However, the derived results are in good comparison with existing models for the solar wind density and magnetic field strength as shown in </text:span><text:span text:style-name="T5">S</text:span><text:span text:style-name="T3">ect.</text:span><text:span text:style-name="T5"> </text:span><text:span text:style-name="T3">6. The velocity and temperature extrapolations indicate that PSP will dive indeed into the acceleration and heating regions of the solar wind to be expected below 20 solar radii (see Figure 11). </text:span></text:p>
      <text:p text:style-name="P9"/>
      <text:p text:style-name="P5"><text:span text:style-name="T14">The near-Sun solar wind velocity </text:span>at <text:span text:style-name="T14">PSP perihelion is also expected to be slower than our model estimates, because the</text:span> region <text:span text:style-name="T14">of the Alfvénic critical source surface</text:span> <text:span text:style-name="T14">up to which the solar wind is believed to be accelerated</text:span> <text:span text:style-name="T14">is predicted <text:s/>to lie between 15–30 R (</text:span><text:span text:style-name="T16">Schatten 1969, Sittler1999, Exarhos2000, Katsikas2010, Goelzer2014</text:span><text:span text:style-name="T14">).</text:span></text:p>
      <text:p text:style-name="P5"/>
      <text:p text:style-name="P5">In our study we have not investigated the occurrences of extreme solar wind parameters caused by CMEs or enhanced values due to stream interaction (SIs) or co-rotation interaction regions. The Helios solar wind measurements plotted over radial distance in Fig. 7 show several extreme values far above the usual solar wind magnetic field strengths, speeds, densities, and temperatures likely to be associated with individual CMEs. The results by <text:span text:style-name="T10">Srivastava et al. (2017) </text:span>indicate that due to the solar wind drag the speeds of fast CMEs will commonly slow down substantially up to distances of 40 solar radii. Therefore, it is expected that PSP will encounter CMEs with much higher speeds than those observed during the Helios mission. Also, the magnetic field, density and temperature values are expected to be much larger than in the average solar wind in individual fast shock associated CME events. PSP will thus also substantially improve our understanding of the near<text:span text:style-name="T11">-</text:span>Sun evolution of CMEs and their expansion with radial distance. <text:s/></text:p>
      <text:p text:style-name="P5"/>
      <text:p text:style-name="P5"/>
      <text:p text:style-name="P5"/>
      <text:p text:style-name="P8">To be moved!</text:p>
      <text:p text:style-name="P8"/>
      <text:p text:style-name="P6"><text:span text:style-name="T14">The OMNI data </text:span>are <text:span text:style-name="T14">time-shifted to the nose of the Earth’s bow shock. This leads to yearly solar distance variations of </text:span><text:span text:style-name="T15">&gt;2 %</text:span><text:span text:style-name="T14"> as the Earth orbits the Sun.</text:span> The <text:span text:style-name="T14">error estimation over the year </text:span>caused by this varying radial difference can be <text:span text:style-name="T14">expect</text:span>ed <text:span text:style-name="T14">to be smaller than </text:span><text:span text:style-name="T15">5 %</text:span> derived from investigation of the power law exponents of the solar wind parameters. <text:span text:style-name="T14">Furthermore,</text:span> the Earth’s <text:span text:style-name="T14">orbit</text:span> varies over the course of the year by <text:span text:style-name="T17">+-</text:span><text:span text:style-name="T14">7.2◦ <text:s/>in helio</text:span>graphic <text:span text:style-name="T14">latitude. </text:span><text:span text:style-name="T15">Schwenn (1990</text:span><text:span text:style-name="T18">, p. 127 ff.?</text:span><text:span text:style-name="T10">), Bruno (ref.) and Balogh et al. (1999)</text:span> have pointed out that <text:span text:style-name="T14">the solar wind parameters </text:span>also <text:span text:style-name="T14">vary with latitudinal separation from the heliospheric current sheet (HCS)</text:span>, but this aspect is beyond the scope of this study.</text:p>
      <text:p text:style-name="P10">-&gt; error estimation?</text:p>
      <text:p text:style-name="P5"/>
      <text:p text:style-name="P10">validity and estimation of error size outside of valid model range...</text:p>
      <text:p text:style-name="P10">derive heliocentric distance depending error...</text:p>
      <text:p text:style-name="P10"><text:s/>list simplifications/approximations...</text:p>
      <text:p text:style-name="P10">error estimation for general model and extreme value tendencies</text:p>
      <text:p text:style-name="P10">error sources:</text:p>
      <text:p text:style-name="P10">- extrapolation</text:p>
      <text:p text:style-name="P10">- lognormal model</text:p>
      <text:p text:style-name="P10">- SSN variance</text:p>
      <text:p text:style-name="P10">all estimates outside these boundaries are extrapolations with large uncertainties.</text:p>
      <text:p text:style-name="P10"/>
      <text:p text:style-name="P10">discuss results:</text:p>
      <text:p text:style-name="P10">- empirical solar wind model for inner heliosphere within ecliptic</text:p>
      <text:p text:style-name="P10">- low velocity at 0.0459~au</text:p>
      <text:p text:style-name="P10">- slow/fast ratio SSN dependency</text:p>
      <text:p text:style-name="P10">- application validity of lognormal distributions</text:p>
      <text:p text:style-name="P10">--&gt; B inversion of frequency distribution</text:p>
      <text:p text:style-name="P10">---&gt; magnetic field distribution's with distance increasing high value tail -&gt; source are compression regions (why with density no increase?); look into Parker1958's B-field formula...</text:p>
      <text:p text:style-name="P10">varying shape with distance is indicator for internal physical processes (mixing/turbulence…)</text:p>
      <text:p text:style-name="P10"/>
      <text:p text:style-name="P10">The Parker (1958) model of an isothermal expanding corona</text:p>
      <text:p text:style-name="P10">with a temperature of 10<text:span text:style-name="T20">6</text:span> K and a critical radius of 5.8 R .</text:p>
      <text:p text:style-name="P10"/>
      <text:p text:style-name="P10">individual velocity part discussion -&gt; there is no specific velocity threshold between slow and fast solar wind types, the velocity ranges of both types overlap.</text:p>
      <text:p text:style-name="P10">Not only the slowest wind but also the fastest wind is expected to converge to the average speed (Sanchez-Diaz2016 p. 2835, using MHD-model -&gt; very slow solar wind is continuation of slow wind) (because of interaction).</text:p>
      <text:p text:style-name="P10"/>
      <text:p text:style-name="P10">The ratio of both varies with solar activity, e.g., 3 years</text:p>
      <text:p text:style-name="P10"><text:soft-page-break/>after maximum, polar coronal holes are observed to often have equatorial extensions (cite?). see and use Bougeret et al. (1984) p. 498…</text:p>
      <text:p text:style-name="P10"/>
      <text:p text:style-name="P10">for the overlapping velocity model the SSN dependency is</text:p>
      <text:p text:style-name="P10">steeper than for a simple threshold</text:p>
      <text:p text:style-name="P10"/>
      <text:p text:style-name="P10">approaching these regions, acceleration plays a role</text:p>
      <text:p text:style-name="P10">Alfvénic critical surface i.e. source surface (see Fox before 2.1) in direction to the Sun is at about 2.5 R the source surface (Schatten1969)</text:p>
      <text:p text:style-name="P10">sonic and Alfvénic critical point positions (see Sittler &amp; Guhathakurta (1999))</text:p>
      <text:p text:style-name="P10">sonic point and slow solar wind origin (Sheeley et al. 1997)</text:p>
      <text:p text:style-name="P10"/>
      <text:p text:style-name="P10">Balogh et al. (1999) p. 162 ff (origin and formation of CIRs in inner heliosphere with Helios data; latitude V dependence) Balogh2009 (HMF review + inner heliosheath)</text:p>
      <text:p text:style-name="P10">Aschwanden2004, p. 29</text:p>
      <text:p text:style-name="P10"/>
      <text:p text:style-name="P10"/>
      <text:p text:style-name="P10"/>
      <text:p text:style-name="P10"/>
      <text:p text:style-name="P10"/>
      <text:p text:style-name="P10"/>
      <text:p text:style-name="P2"><text:span text:style-name="T21">2. </text:span><text:span text:style-name="T1">Summary </text:span><text:span text:style-name="T6">of the results</text:span></text:p>
      <text:p text:style-name="P1"/>
      <text:p text:style-name="P5">For the near Earth solar wind OMNI data and the Helios 1 and 2 data <text:span text:style-name="T14">obtained</text:span> over the distance range 0.<text:span text:style-name="T19">29-</text:span>-0.98 <text:span text:style-name="T19">au</text:span> we derived <text:span text:style-name="T14">lognormal</text:span> fits<text:span text:style-name="T14"> of the frequency distributions’ shapes of the four key solar wind parameters magnetic field strength</text:span> <text:span text:style-name="T12">B</text:span><text:span text:style-name="T14">, proton velocity</text:span> <text:span text:style-name="T12">V</text:span><text:span text:style-name="T14">,</text:span> proton <text:span text:style-name="T14">density</text:span> <text:span text:style-name="T12">N</text:span> <text:span text:style-name="T14">and</text:span> proton <text:span text:style-name="T14">temperature</text:span> <text:span text:style-name="T12">T</text:span>. The<text:span text:style-name="T13">se</text:span> <text:span text:style-name="T14">dependencies</text:span> of the distribution functions on the<text:span text:style-name="T14"> solar activity </text:span>cycle and on radial <text:span text:style-name="T14">distance</text:span> to the Sun have been modeled and extrapolated to the Parker Solar Probe orbit, with a minimum perihelion of 9.86 <text:span text:style-name="T19">Rs</text:span> in 20<text:span text:style-name="T19">2</text:span>5, taking into account predictions of the sunspot number. This empirical CGAUSS solar wind model for PSP yields the following main results for the normal solar wind without extreme values possible in extreme CME events...:</text:p>
      <text:p text:style-name="P5"/>
      <text:p text:style-name="P5">bullets </text:p>
      <text:p text:style-name="P5"/>
      <text:p text:style-name="P9">The velocity and temperature values are overestimated below 20 R in comparison with existing observations. This shows that solar wind acceleration and heating processes below 20 R limit the simple back-extrapolation from existing in situ measurements.</text:p>
      <text:p text:style-name="P5"/>
      <text:p text:style-name="P9">WISPR mission operations implications…</text:p>
      <text:p text:style-name="P5"/>
      <text:p text:style-name="P5">Implications for SoloHI on Solar Orbiter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We obtained lognormal representations of the frequency distributions’ shapes of the four key solar wind parameters magnetic field strength, proton velocity, density and temperature. We derived analytical relations for the parameters’ solar activity dependencies and for their solar distance scaling. An empirical solar wind model was build from the combination of the obtained frequency distributions, SSN dependence relations and solar distance dependence functions, representing the solar wind’s solar activity and distance behavior. This empirical model was fed with SSN predictions and extrapolated to the orbit of PSP. We estimated solar wind median values during PSP’s first perihelion and modeled the values for PSP’s closest perihelia.</text:p>
      <text:p text:style-name="P10">The velocity and temperature values are overestimated below 20 R in comparison with existing observations. This shows that solar wind acceleration and heating processes below 20 R limit the simple back-extrapolation from existing in situ measurements.</text:p>
      <text:p text:style-name="P7"/>
      <text:p text:style-name="P10">WISPR mission operations implications...</text:p>
      <text:p text:style-name="P10">- further investigations should be done into structure extrapolations</text:p>
      <text:p text:style-name="P10">- outward extension of model seems feasable (e.g., to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in" fo:margin-right="0.6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3:47:11.820368812</meta:creation-date>
    <dc:date>2017-08-18T16:09:14.975305599</dc:date>
    <meta:editing-duration>PT1H30M17S</meta:editing-duration>
    <meta:editing-cycles>5</meta:editing-cycles>
    <meta:generator>LibreOffice/5.2.5.1$Linux_X86_64 LibreOffice_project/20m0$Build-1</meta:generator>
    <meta:document-statistic meta:table-count="0" meta:image-count="0" meta:object-count="0" meta:page-count="2" meta:paragraph-count="49" meta:word-count="1395" meta:character-count="8845" meta:non-whitespace-character-count="7498"/>
  </office:meta>
</office:document-meta>
</file>